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fo:text-align="end" style:justify-single-word="false"/>
      <style:text-properties officeooo:rsid="0012de1e" officeooo:paragraph-rsid="0012de1e"/>
    </style:style>
    <style:style style:name="P2" style:family="paragraph" style:parent-style-name="Standard">
      <style:paragraph-properties fo:line-height="200%" fo:text-align="start" style:justify-single-word="false"/>
      <style:text-properties officeooo:rsid="0012de1e" officeooo:paragraph-rsid="0012de1e"/>
    </style:style>
    <style:style style:name="P3" style:family="paragraph" style:parent-style-name="Standard">
      <style:paragraph-properties fo:line-height="200%" fo:text-align="start" style:justify-single-word="false"/>
      <style:text-properties officeooo:rsid="00135be5" officeooo:paragraph-rsid="00135be5"/>
    </style:style>
    <style:style style:name="T1" style:family="text">
      <style:text-properties officeooo:rsid="00135be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ry Miller</text:p>
      <text:p text:style-name="P1">1-15-15</text:p>
      <text:p text:style-name="P1">Lab 1</text:p>
      <text:p text:style-name="P2">1) In order to configure Git and Bitbucket, first an account was needed to be created. This was done by simply linking my 'allegheny.edu' email to the account. These steps included setting up an ssh-key with the ssh-keygen command and a pass phrase through the use of the terminal. Next after getting the courses repository shared with the new user account, the contents of the course's repository were downloaded by using a command “git clone @bitbucket.org:gkapfham/cs112s2015-share.git”. Finally a new local repository was created by copying the content of the course's repository into the newly created local repository by using the commands “git add” and “git commit”. By performing these commands correctly the content of the new local repository was uploaded to the Bitbucket website and shared with the course instructor.</text:p>
      <text:p text:style-name="P2">2) Git Commands</text:p>
      <text:p text:style-name="P2">1) 'git init': this commands creates or reinitializes a local git repository.</text:p>
      <text:p text:style-name="P2">2) 'git status': the purpose of this command is to show the current <text:span text:style-name="T1">working tree status. The output for this command is intended to be a template for the use of a commit template.</text:span></text:p>
      <text:p text:style-name="P3">3) 'git add': this command is used for adding files to a repository.</text:p>
      <text:p text:style-name="P3">4) 'git commit': the purpose of this command is report changes made to a repository. Several additions can be made to this command to even more, such as adding –all, this automatically stages all files that have been modified or changed, but does not affect newly created files.</text:p>
      <text:p text:style-name="P3">5) 'git push': This command updates all remote references and there associated objects.</text:p>
      <text:p text:style-name="P3">6) 'git pull': this command retrieves information from another repository or loacal bran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5T15:52:44.685907756</meta:creation-date>
    <dc:date>2015-01-15T16:17:41.629853952</dc:date>
    <meta:editing-duration>PT9M46S</meta:editing-duration>
    <meta:editing-cycles>1</meta:editing-cycles>
    <meta:document-statistic meta:table-count="0" meta:image-count="0" meta:object-count="0" meta:page-count="1" meta:paragraph-count="11" meta:word-count="271" meta:character-count="1647" meta:non-whitespace-character-count="1387"/>
    <meta:generator>LibreOffice/4.2.7.2$Linux_X86_64 LibreOffice_project/420m0$Build-2</meta:generator>
  </office:meta>
</office:document-meta>
</file>